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</style:style>
    <style:style style:name="P2" style:family="paragraph" style:parent-style-name="List_20_Paragraph" style:list-style-name="WWNum3"/>
    <style:style style:name="P3" style:family="paragraph" style:parent-style-name="List_20_Paragraph" style:list-style-name="WWNum2"/>
    <style:style style:name="T1" style:family="text">
      <style:text-properties fo:font-variant="normal" fo:text-transform="none" fo:color="#1155cc" style:text-line-through-style="none" style:font-name="Arial1" fo:font-size="11.25pt" fo:font-style="normal" style:text-underline-style="solid" style:text-underline-width="auto" style:text-underline-color="font-color" fo:font-weight="normal" style:text-blinking="false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Install Event Service</text:p>
      <text:h text:style-name="Heading_20_1" text:outline-level="1">Overview</text:h>
      <text:p text:style-name="Standard">The Event Gridding service is a REST service that listens on port 8000. The service is a Node.js application run through Fire Daemon.</text:p>
      <text:h text:style-name="Heading_20_1" text:outline-level="1">Club Speed Server Setup</text:h>
      <text:list xml:id="list9208060604212122167" text:style-name="WWNum3">
        <text:list-item>
          <text:p text:style-name="P2">Install latest version of Node.js (may already be installed): http://www.nodejs.org</text:p>
        </text:list-item>
        <text:list-item>
          <text:p text:style-name="P2">Extract Event Builder source from Google Drive to C:\ClubSpeedApps\event-builder</text:p>
        </text:list-item>
        <text:list-item>
          <text:p text:style-name="P2">Go to command prompt into the event-builder directory and install libraries needed:</text:p>
        </text:list-item>
        <text:list-item>
          <text:p text:style-name="P2">npm install</text:p>
        </text:list-item>
      </text:list>
      <text:p text:style-name="Standard"/>
      <text:p text:style-name="Standard">To test run “node rest-server.js” from command line. You should get Listening messages showing that the application is listening for requests.<text:bookmark text:name="_GoBack"/></text:p>
      <text:h text:style-name="Heading_20_1" text:outline-level="1">Install Integration App in Fire Daemon</text:h>
      <text:list xml:id="list5059140676923230311" text:style-name="WWNum2">
        <text:list-item>
          <text:p text:style-name="P3">Create a new service called “GriddingService”</text:p>
        </text:list-item>
        <text:list-item>
          <text:p text:style-name="P3">Executable: C:\Program Files\nodejs\node.exe</text:p>
        </text:list-item>
        <text:list-item>
          <text:p text:style-name="P3">Working Directory: C:\ClubSpeedApps\event-builder</text:p>
        </text:list-item>
        <text:list-item>
          <text:p text:style-name="P3">Parameters: rest-server.js</text:p>
        </text:list-item>
      </text:list>
      <text:h text:style-name="Heading_20_1" text:outline-level="1">Testing/Troubleshooting</text:h>
      <text:p text:style-name="Standard">You may manually run the program by issuing this command from the directory: “node rest-server.js”</text:p>
      <text:h text:style-name="Heading_20_2" text:outline-level="2">Curl Command to Test</text:h>
      <text:p text:style-name="Standard">This command may be run with curl or you can manually send a POST command through any API tester. Note the Content-Type and body of the request (-d parameter).</text:p>
      <text:p text:style-name="Standard"/>
      <text:p text:style-name="Standard">curl -i -X POST -H "Content-Type: application/json" -d '{ "participants": [{"name":"Wes","points":5,"bestAverageLaptime":31,"bestLaptime":35.234,"startingPosition":3,"finishingPosition":5},{"name":"Glenda","points":3,"bestAverageLaptime":33,"bestLaptime":33.234,"startingPosition":2,"finishingPosition":4},{"name":"Max","points":3,"bestAverageLaptime":35,"bestLaptime":33.536,"startingPosition":1,"finishingPosition":3},<text:soft-page-break/>{"name":"Tommy","points":2,"bestAverageLaptime":34,"bestLaptime":36.234,"startingPosition":4,"finishingPosition":2},{"name":"Shakib","points":0,"bestAverageLaptime":32,"bestLaptime":31.234,"startingPosition":5,"finishingPosition":1}], "options": { "maxDrivers": 3 } }' <text:a xlink:type="simple" xlink:href="http://127.0.0.1:8000/grid/bestLapTime">http://127.0.0.1:8000/grid/bestLapTime</text:a></text:p>
      <text:p text:style-name="Standard"/>
      <text:p text:style-name="Standard">Here's a version of the command that you can copy/paste into the Command Prompt while in the same directory as curl.exe. If curl.exe is missing or not working, you can download the 64-bit version here: <text:bookmark text:name="docs-internal-guid-0655bf5c-b42d-75c3-a48d-b854e251b53a"/><text:a xlink:type="simple" xlink:href="http://curl.haxx.se/download/curl-7.33.0-win64-ssl-sspi.zip"><text:span text:style-name="T1">http://curl.haxx.se/download/curl-7.33.0-win64-ssl-sspi.zip</text:span></text:a> </text:p>
      <text:p text:style-name="Standard"/>
      <text:p text:style-name="Standard">curl -i -X POST -H "Content-Type: application/json" -d "{ \"participants\": [{\"name\":\"Wes\",\"points\":5,\"bestAverageLaptime\":31,\"bestLaptime\":35.234,\"startingPosition\":3,\"finishingPosition\":5},{\"name\":\"Glenda\",\"points\":3,\"bestAverageLaptime\":33,\"bestLaptime\":33.234,\"startingPosition\":2,\"finishingPosition\":4},{\"name\":\"Max\",\"points\":3,\"bestAverageLaptime\":35,\"bestLaptime\":33.536,\"startingPosition\":1,\"finishingPosition\":3},{\"name\":\"Tommy\",\"points\":2,\"bestAverageLaptime\":34,\"bestLaptime\":36.234,\"startingPosition\":4,\"finishingPosition\":2},{\"name\":\"Shakib\",\"points\":0,\"bestAverageLaptime\":32,\"bestLaptime\":31.234,\"startingPosition\":5,\"finishingPosition\":1}], \"options\": { \"maxDrivers\": 3 } }" <text:a xlink:type="simple" xlink:href="http://127.0.0.1:8000/grid/bestLapTime">http://127.0.0.1:8000/grid/bestLapTime</text:a></text:p>
      <text:p text:style-name="Standard"/>
      <text:h text:style-name="Heading_20_2" text:outline-level="2">Curl Command Test Fails</text:h>
      <text:p text:style-name="Text_20_body"/>
      <text:p text:style-name="Text_20_body">This can sometimes be caused by encryption being enabled on some of the files in the node_modules directory. An easy fix is to delete the contents of node_modules and to re-run the “npm install” command from the Command Prompt while in the event-builder direct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SimSun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fo:keep-together="always" fo:keep-with-next="always"/>
      <style:text-properties fo:color="#345a8a" style:font-name="Calibri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39in" fo:margin-bottom="0in" fo:keep-together="always" fo:keep-with-next="always"/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Title" style:family="paragraph" style:parent-style-name="Standard" style:next-style-name="Subtitle" style:default-outline-level="" style:class="chapter">
      <style:paragraph-properties fo:margin-top="0in" fo:margin-bottom="0.2083in" fo:text-align="start" style:justify-single-word="false" fo:padding-left="0in" fo:padding-right="0in" fo:padding-top="0in" fo:padding-bottom="0.0555in" fo:border-left="none" fo:border-right="none" fo:border-top="none" fo:border-bottom="0.0138in solid #4f81bd"/>
      <style:text-properties fo:color="#17365d" style:font-name="Calibri" fo:font-size="26pt" fo:letter-spacing="0.0035in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Calibri" fo:font-size="26pt" fo:letter-spacing="0.0035in" style:letter-kerning="true" style:font-size-asian="26pt" style:font-size-complex="26pt"/>
    </style:style>
    <style:style style:name="Heading_20_1_20_Char" style:display-name="Heading 1 Char" style:family="text" style:parent-style-name="Default_20_Paragraph_20_Font">
      <style:text-properties fo:color="#345a8a" style:font-name="Calibri" fo:font-size="16pt" fo:font-weight="bold" style:font-size-asian="16pt" style:font-weight-asian="bold" style:font-size-complex="16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 R</meta:initial-creator>
    <dc:creator>Brian Chuchua</dc:creator>
    <meta:editing-cycles>25</meta:editing-cycles>
    <meta:creation-date>2014-04-15T16:25:00</meta:creation-date>
    <dc:date>2014-04-30T12:59:34.82</dc:date>
    <meta:editing-duration>PT1M37S</meta:editing-duration>
    <meta:generator>OpenOffice/4.0.1$Win32 OpenOffice.org_project/401m5$Build-9714</meta:generator>
    <meta:document-statistic meta:table-count="0" meta:image-count="0" meta:object-count="0" meta:page-count="2" meta:paragraph-count="23" meta:word-count="284" meta:character-count="318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